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;In the aftermath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3"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 table:number-rows-repeated="104812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22:04:34.7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0T23:32:57.458000000</dc:date>
    <meta:editing-duration>P4DT56M55S</meta:editing-duration>
    <meta:editing-cycles>1098</meta:editing-cycles>
    <meta:generator>LibreOffice/24.8.4.2$Windows_X86_64 LibreOffice_project/bb3cfa12c7b1bf994ecc5649a80400d06cd71002</meta:generator>
    <meta:document-statistic meta:table-count="1" meta:cell-count="1323" meta:object-count="0"/>
  </office:meta>
</office:document-meta>
</file>